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pitch="variable" style:font-charset="x-symbol"/>
  </office:font-face-decls>
  <office:automatic-styles>
    <style:style style:name="P1" style:family="paragraph" style:parent-style-name="Standard">
      <style:paragraph-properties fo:text-align="center" style:justify-single-word="false"/>
      <style:text-properties style:font-name="Calibri" fo:font-weight="bold" officeooo:rsid="0003fdd6" officeooo:paragraph-rsid="0003fdd6" style:font-weight-asian="bold" style:font-weight-complex="bold"/>
    </style:style>
    <style:style style:name="P2" style:family="paragraph" style:parent-style-name="Standard">
      <style:paragraph-properties fo:text-align="start" style:justify-single-word="false"/>
      <style:text-properties style:font-name="Calibri" fo:font-weight="bold" officeooo:rsid="0003fdd6" officeooo:paragraph-rsid="0003fdd6" style:font-weight-asian="bold" style:font-weight-complex="bold"/>
    </style:style>
    <style:style style:name="P3" style:family="paragraph" style:parent-style-name="Standard" style:list-style-name="L1">
      <style:paragraph-properties fo:text-align="start" style:justify-single-word="false"/>
      <style:text-properties style:font-name="Calibri" officeooo:rsid="0005fde1" officeooo:paragraph-rsid="0005fde1"/>
    </style:style>
    <style:style style:name="P4" style:family="paragraph" style:parent-style-name="Standard" style:list-style-name="L2">
      <style:paragraph-properties fo:text-align="start" style:justify-single-word="false"/>
      <style:text-properties style:font-name="Calibri" officeooo:rsid="0005fde1" officeooo:paragraph-rsid="000f8b4f"/>
    </style:style>
    <style:style style:name="P5" style:family="paragraph" style:parent-style-name="Standard" style:list-style-name="L3">
      <style:paragraph-properties fo:text-align="start" style:justify-single-word="false"/>
      <style:text-properties style:font-name="Calibri" fo:font-weight="normal" officeooo:rsid="000f8b4f" officeooo:paragraph-rsid="000f8b4f" style:font-weight-asian="normal" style:font-weight-complex="normal"/>
    </style:style>
    <style:style style:name="P6" style:family="paragraph" style:parent-style-name="Standard" style:list-style-name="L3">
      <style:paragraph-properties fo:text-align="start" style:justify-single-word="false"/>
      <style:text-properties style:font-name="Calibri" officeooo:rsid="0005fde1" officeooo:paragraph-rsid="000f8b4f"/>
    </style:style>
    <style:style style:name="P7" style:family="paragraph" style:parent-style-name="Standard" style:list-style-name="L3">
      <style:paragraph-properties fo:text-align="start" style:justify-single-word="false"/>
      <style:text-properties style:font-name="Calibri" officeooo:rsid="001b9385" officeooo:paragraph-rsid="001b9385"/>
    </style:style>
    <style:style style:name="P8" style:family="paragraph" style:parent-style-name="Standard" style:list-style-name="L3">
      <style:paragraph-properties fo:text-align="start" style:justify-single-word="false"/>
      <style:text-properties style:font-name="Calibri" officeooo:rsid="000f8b4f" officeooo:paragraph-rsid="000f8b4f"/>
    </style:style>
    <style:style style:name="P9" style:family="paragraph" style:parent-style-name="Standard" style:list-style-name="L4">
      <style:paragraph-properties fo:text-align="start" style:justify-single-word="false"/>
      <style:text-properties style:font-name="Calibri" officeooo:rsid="0005fde1" officeooo:paragraph-rsid="0005fde1"/>
    </style:style>
    <style:style style:name="P10" style:family="paragraph" style:parent-style-name="Standard">
      <style:paragraph-properties fo:text-align="start" style:justify-single-word="false"/>
      <style:text-properties style:font-name="Calibri" fo:font-weight="bold" officeooo:rsid="0003fdd6" officeooo:paragraph-rsid="0009192c" style:font-weight-asian="bold" style:font-weight-complex="bold"/>
    </style:style>
    <style:style style:name="P11" style:family="paragraph" style:parent-style-name="Standard" style:list-style-name="L5">
      <style:paragraph-properties fo:text-align="start" style:justify-single-word="false"/>
      <style:text-properties style:font-name="Calibri" officeooo:rsid="0005fde1" officeooo:paragraph-rsid="0005fde1"/>
    </style:style>
    <style:style style:name="P12" style:family="paragraph" style:parent-style-name="Standard" style:list-style-name="L6">
      <style:paragraph-properties fo:text-align="start" style:justify-single-word="false"/>
      <style:text-properties style:font-name="Calibri" officeooo:rsid="0005db5c" officeooo:paragraph-rsid="0005db5c"/>
    </style:style>
    <style:style style:name="P13" style:family="paragraph" style:parent-style-name="Standard" style:list-style-name="L7">
      <style:paragraph-properties fo:text-align="start" style:justify-single-word="false"/>
      <style:text-properties style:font-name="Calibri" officeooo:rsid="0005fde1" officeooo:paragraph-rsid="0005fde1"/>
    </style:style>
    <style:style style:name="P14" style:family="paragraph" style:parent-style-name="Standard" style:list-style-name="L8">
      <style:paragraph-properties fo:text-align="start" style:justify-single-word="false"/>
      <style:text-properties style:font-name="Calibri" fo:font-weight="normal" officeooo:rsid="0006641f" officeooo:paragraph-rsid="0006641f" style:font-weight-asian="normal" style:font-weight-complex="normal"/>
    </style:style>
    <style:style style:name="P15" style:family="paragraph" style:parent-style-name="Standard" style:list-style-name="L8">
      <style:paragraph-properties fo:text-align="start" style:justify-single-word="false"/>
      <style:text-properties style:font-name="Calibri" fo:font-weight="normal" officeooo:rsid="001e7739" officeooo:paragraph-rsid="001e7739" style:font-weight-asian="normal" style:font-weight-complex="normal"/>
    </style:style>
    <style:style style:name="P16" style:family="paragraph" style:parent-style-name="Standard" style:list-style-name="L8">
      <style:paragraph-properties fo:text-align="start" style:justify-single-word="false"/>
      <style:text-properties style:font-name="Calibri" fo:font-weight="normal" officeooo:rsid="002038f3" officeooo:paragraph-rsid="002038f3" style:font-weight-asian="normal" style:font-weight-complex="normal"/>
    </style:style>
    <style:style style:name="P17" style:family="paragraph" style:parent-style-name="Standard" style:list-style-name="L9">
      <style:paragraph-properties fo:text-align="start" style:justify-single-word="false"/>
      <style:text-properties style:font-name="Calibri" officeooo:rsid="0005d8bb" officeooo:paragraph-rsid="0005d8bb"/>
    </style:style>
    <style:style style:name="P18" style:family="paragraph" style:parent-style-name="Standard" style:list-style-name="L10">
      <style:paragraph-properties fo:text-align="start" style:justify-single-word="false"/>
      <style:text-properties style:font-name="Calibri" officeooo:rsid="0005d8bb" officeooo:paragraph-rsid="0005d8bb"/>
    </style:style>
    <style:style style:name="P19" style:family="paragraph" style:parent-style-name="Standard" style:list-style-name="L10">
      <style:paragraph-properties fo:text-align="start" style:justify-single-word="false"/>
      <style:text-properties style:font-name="Calibri" fo:font-weight="bold" officeooo:rsid="0012c074" officeooo:paragraph-rsid="0012c074" style:font-weight-asian="bold" style:font-weight-complex="bold"/>
    </style:style>
    <style:style style:name="P20" style:family="paragraph" style:parent-style-name="Standard" style:list-style-name="L10">
      <style:paragraph-properties fo:text-align="start" style:justify-single-word="false"/>
      <style:text-properties style:font-name="Calibri" fo:font-weight="normal" officeooo:rsid="0015c08a" officeooo:paragraph-rsid="0015c08a" style:font-weight-asian="normal" style:font-weight-complex="normal"/>
    </style:style>
    <style:style style:name="P21" style:family="paragraph" style:parent-style-name="Standard" style:list-style-name="L10">
      <style:paragraph-properties fo:text-align="start" style:justify-single-word="false"/>
      <style:text-properties style:font-name="Calibri" officeooo:rsid="0015c08a" officeooo:paragraph-rsid="0015c08a"/>
    </style:style>
    <style:style style:name="P22" style:family="paragraph" style:parent-style-name="Standard" style:list-style-name="L10">
      <style:paragraph-properties fo:text-align="start" style:justify-single-word="false"/>
      <style:text-properties style:font-name="Calibri" officeooo:paragraph-rsid="0015c08a"/>
    </style:style>
    <style:style style:name="P23" style:family="paragraph" style:parent-style-name="Standard" style:list-style-name="L10">
      <style:paragraph-properties fo:text-align="start" style:justify-single-word="false"/>
      <style:text-properties style:font-name="Calibri" officeooo:rsid="0005fde1" officeooo:paragraph-rsid="0015c08a"/>
    </style:style>
    <style:style style:name="P24" style:family="paragraph" style:parent-style-name="Standard">
      <style:paragraph-properties fo:text-align="start" style:justify-single-word="false"/>
      <style:text-properties style:font-name="Calibri" officeooo:rsid="00195c6a" officeooo:paragraph-rsid="00199866"/>
    </style:style>
    <style:style style:name="T1" style:family="text">
      <style:text-properties fo:font-weight="bold" style:font-weight-asian="bold" style:font-weight-complex="bold"/>
    </style:style>
    <style:style style:name="T2" style:family="text">
      <style:text-properties officeooo:rsid="001d0d35"/>
    </style:style>
    <style:style style:name="T3" style:family="text">
      <style:text-properties officeooo:rsid="001ba766"/>
    </style:style>
    <style:style style:name="T4" style:family="text">
      <style:text-properties officeooo:rsid="001e7739"/>
    </style:style>
    <style:style style:name="T5" style:family="text">
      <style:text-properties officeooo:rsid="000f8b4f"/>
    </style:style>
    <style:style style:name="T6" style:family="text">
      <style:text-properties officeooo:rsid="002134c7"/>
    </style:style>
    <style:style style:name="T7" style:family="text">
      <style:text-properties officeooo:rsid="00183da7"/>
    </style:style>
    <style:style style:name="T8" style:family="text">
      <style:text-properties officeooo:rsid="001123c0"/>
    </style:style>
    <style:style style:name="T9" style:family="text">
      <style:text-properties officeooo:rsid="0012c074"/>
    </style:style>
    <style:style style:name="T10" style:family="text">
      <style:text-properties officeooo:rsid="0013e213"/>
    </style:style>
    <style:style style:name="T11" style:family="text">
      <style:text-properties officeooo:rsid="0015c08a"/>
    </style:style>
    <style:style style:name="T12" style:family="text">
      <style:text-properties fo:font-weight="bold" officeooo:rsid="0005fde1" style:font-weight-asian="bold" style:font-weight-complex="bold"/>
    </style:style>
    <style:style style:name="T13" style:family="text">
      <style:text-properties fo:font-weight="bold" officeooo:rsid="0015c08a"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S</text:p>
      <text:p text:style-name="P2">Orders &amp; Payment</text:p>
      <text:list text:style-name="L1">
        <text:list-item>
          <text:p text:style-name="P3">Orders and commissions are produced in batches to optimise fabrication, however it is still a first come first serve basis.</text:p>
        </text:list-item>
        <text:list-item>
          <text:p text:style-name="P3">Half payment up front to begin production and half upon completion unless agreed otherwise is required for commissions and large custom works.</text:p>
        </text:list-item>
        <text:list-item>
          <text:p text:style-name="P3">Custom works may require non-refundable deposits if specified.</text:p>
        </text:list-item>
        <text:list-item>
          <text:p text:style-name="P3">Failure to complete payment may result in order cancellation.</text:p>
        </text:list-item>
      </text:list>
      <text:p text:style-name="P2">Commissions &amp; Custom Orders</text:p>
      <text:list text:style-name="L2">
        <text:list-item>
          <text:p text:style-name="P4">Commission slots are limited and are opened periodically.</text:p>
        </text:list-item>
        <text:list-item>
          <text:p text:style-name="P4">We reserve the right to decline commissions for any reason</text:p>
        </text:list-item>
        <text:list-item>
          <text:p text:style-name="P4">Major changes after work begins may incur additional costs</text:p>
        </text:list-item>
        <text:list-item>
          <text:p text:style-name="P4">Completion times vary depending on project complexity and workload.</text:p>
        </text:list-item>
      </text:list>
      <text:p text:style-name="P2">Cancellations &amp; Refund</text:p>
      <text:list text:style-name="L3">
        <text:list-item>
          <text:p text:style-name="P5">Cancellations by the customer:</text:p>
          <text:list>
            <text:list-header>
              <text:p text:style-name="P6"><text:span text:style-name="T1">Before work begins</text:span>: Full refund (except non-refundable deposit, if applicable).</text:p>
              <text:p text:style-name="P6"><text:span text:style-name="T1">After work begins</text:span>: Partial refund (depending on progress).</text:p>
              <text:list>
                <text:list-item>
                  <text:p text:style-name="P7">The refund is only eligible for the remaining components that have not been fabricated yet. This is due to many custom parts that cannot be recycled and is wasted during production (e.g: vacuum form bucks are expendable and cannot be refunded as they have already been used).</text:p>
                </text:list-item>
                <text:list-item>
                  <text:p text:style-name="P7">Unless specified all components are unrefundable (e.g: LED matrix panels would be recyclable and refundable)</text:p>
                </text:list-item>
              </text:list>
              <text:p text:style-name="P6"><text:span text:style-name="T1">Once completed</text:span>: No refunds <text:span text:style-name="T2">unless specified</text:span> <text:span text:style-name="T3">for any components as the entire system has been assembled </text:span><text:span text:style-name="T2">and ready to be shipped.</text:span></text:p>
            </text:list-header>
          </text:list>
        </text:list-item>
        <text:list-item>
          <text:p text:style-name="P8">Cancellations by us:</text:p>
          <text:list>
            <text:list-item>
              <text:p text:style-name="P6">If we cancel for any reason, a full refund (including deposit) will be issued.</text:p>
            </text:list-item>
          </text:list>
        </text:list-item>
      </text:list>
      <text:p text:style-name="P2">Shipping</text:p>
      <text:list text:style-name="L4">
        <text:list-item>
          <text:p text:style-name="P9">Once shipped, we are not responsible for delays, loss, or damages caused by the postal service.</text:p>
        </text:list-item>
      </text:list>
      <text:p text:style-name="P10">IP &amp; Usage Rights</text:p>
      <text:list text:style-name="L5">
        <text:list-item>
          <text:p text:style-name="P11">User-Owned Designs: If you provide a custom design for a commission (such as artwork, logos, or blueprints), you retain ownership of the design. We do not claim any rights to your intellectual property beyond what is necessary to complete the commission.</text:p>
        </text:list-item>
        <text:list-item>
          <text:p text:style-name="P11">Derivative Works &amp; Modifications: You are free to modify or customize our work for personal use. However, public redistribution of modified versions (e.g: 3D scans, schematics, or software forks) must comply with applicable open-source licenses.</text:p>
        </text:list-item>
        <text:list-item>
          <text:p text:style-name="P11">Reselling &amp; Redistribution: You may resell, gift, or transfer ownership of a commissioned item.</text:p>
        </text:list-item>
        <text:list-item>
          <text:p text:style-name="P11">Attribution &amp; Promotion: We reserve the right to publicly share images of commissioned work for promotional purposes (e.g., social media, portfolio, or advertising). If you prefer to keep a project private, please inform us before the commission begins.</text:p>
        </text:list-item>
      </text:list>
      <text:p text:style-name="P10">Communication</text:p>
      <text:list text:style-name="L6">
        <text:list-item>
          <text:p text:style-name="P12">Due to tight scheduling, response times may vary however should not exceed a week. My availability status will be visible on my discord server and twitter.</text:p>
        </text:list-item>
      </text:list>
      <text:list text:style-name="L7">
        <text:list-item>
          <text:p text:style-name="P13">Harassment, threats, or rude behavior will not be tolerated.</text:p>
        </text:list-item>
        <text:list-item>
          <text:p text:style-name="P13">We reserve the right to refuse service to anyone who violates this policy.</text:p>
        </text:list-item>
      </text:list>
      <text:p text:style-name="P2">Liability</text:p>
      <text:list text:style-name="L8">
        <text:list-item>
          <text:p text:style-name="P14">We are not responsible for injuries damages, or malfunctions caused by improper use <text:span text:style-name="T4">(e.g: operation outside of testing conditions and parameters resulting in a short due to water leakage).</text:span></text:p>
        </text:list-item>
        <text:list-item>
          <text:p text:style-name="P15">Software is provided “as is” without warranties of any kind, as this software is opensourced and under the GNU license, we waive liability of the usage, implementation and deployment of our codebase.</text:p>
        </text:list-item>
        <text:list-item>
          <text:p text:style-name="P16"><text:soft-page-break/>Embedded and other circuits are provided “as is” without warranties unless sold by us. The designs and calculations are opensourced and under the GNU license, we waive liability of the usage, implementation and deployment of our designs from our repos. Construct with caution in mind.</text:p>
        </text:list-item>
        <text:list-item>
          <text:p text:style-name="P16">Hardware is provided “as is” without warranties unless sold by us. The designs and calculations are opensourced and under the GNU license, we waive liability of the usage, implementation and deployment of our designs from our repos. Construct with caution in mind.</text:p>
        </text:list-item>
        <text:list-item>
          <text:p text:style-name="P16">We are not responsible for injuries, damages, malfunctions, or other issues resulting from the construction, assembly or use of our repositories, including but not limited to hardware, circuits or software. Use at your own risk.</text:p>
        </text:list-item>
      </text:list>
      <text:p text:style-name="P2">Changes to TOS</text:p>
      <text:list text:style-name="L9">
        <text:list-item>
          <text:p text:style-name="P17">The TOS applied to the product is the latest TOS at the time of <text:span text:style-name="T5">Purchase</text:span>.</text:p>
        </text:list-item>
      </text:list>
      <text:p text:style-name="P2">Warranty &amp; Repai<text:span text:style-name="T6">r</text:span></text:p>
      <text:list text:style-name="L10">
        <text:list-item>
          <text:p text:style-name="P18"><text:span text:style-name="T7">2</text:span> Year<text:span text:style-name="T7">s</text:span><text:span text:style-name="T8"> manufacturers warrenty applies to the product upon </text:span><text:span text:style-name="T9">the purchase or final payment of an item.</text:span></text:p>
          <text:p text:style-name="P19">Cover</text:p>
          <text:list>
            <text:list-item>
              <text:p text:style-name="P20">Faults and damages occuring within the warrenty perio<text:span text:style-name="T6">d (manufacturing defects such as: components on a pcb that has not been properly soldered, or premature failing of an LED matrix via dead pixels).</text:span></text:p>
            </text:list-item>
          </text:list>
          <text:p text:style-name="P19">Does not cover</text:p>
          <text:list text:continue-numbering="true">
            <text:list-item>
              <text:p text:style-name="P21">Theft or lost</text:p>
            </text:list-item>
            <text:list-item>
              <text:p text:style-name="P22"><text:span text:style-name="T10">General wear and tear including scratches </text:span><text:span text:style-name="T11">and abrasions</text:span></text:p>
            </text:list-item>
            <text:list-item>
              <text:p text:style-name="P21">Damage during shipping</text:p>
            </text:list-item>
          </text:list>
          <text:p text:style-name="P22"><text:span text:style-name="T12">Voids </text:span><text:span text:style-name="T13">Warrenty</text:span></text:p>
          <text:list text:continue-numbering="true">
            <text:list-item>
              <text:p text:style-name="P23"><text:span text:style-name="T5">Unregistered u</text:span>ser modifications</text:p>
            </text:list-item>
            <text:list-item>
              <text:p text:style-name="P21">Intentional damage</text:p>
            </text:list-item>
            <text:list-item>
              <text:p text:style-name="P23"><text:span text:style-name="T10">Item being outside of tested parameters / what its rated for (I.e waterproofing)</text:span></text:p>
            </text:list-item>
          </text:list>
        </text:list-item>
      </text:list>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pitch="variable"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8T21:17:47.945000000</meta:creation-date>
    <dc:date>2025-02-22T02:56:07.420000000</dc:date>
    <meta:editing-duration>PT3H9M51S</meta:editing-duration>
    <meta:editing-cycles>19</meta:editing-cycles>
    <meta:generator>LibreOffice/24.8.4.2$Windows_X86_64 LibreOffice_project/bb3cfa12c7b1bf994ecc5649a80400d06cd71002</meta:generator>
    <meta:document-statistic meta:table-count="0" meta:image-count="0" meta:object-count="0" meta:page-count="2" meta:paragraph-count="51" meta:word-count="759" meta:character-count="4608" meta:non-whitespace-character-count="3941"/>
  </office:meta>
</office:document-meta>
</file>